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8d4" officeooo:paragraph-rsid="000f38d4"/>
    </style:style>
    <style:style style:name="P2" style:family="paragraph" style:parent-style-name="Standard">
      <style:text-properties officeooo:rsid="000f38d4" officeooo:paragraph-rsid="0010d776"/>
    </style:style>
    <style:style style:name="P3" style:family="paragraph" style:parent-style-name="Standard">
      <style:text-properties officeooo:rsid="000f38d4" officeooo:paragraph-rsid="001272f2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38d4" officeooo:paragraph-rsid="000f38d4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f38d4" officeooo:paragraph-rsid="000f38d4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f38d4" officeooo:paragraph-rsid="0010d776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0d776" officeooo:paragraph-rsid="0010d776" style:font-weight-asian="bold" style:font-weight-complex="bold"/>
    </style:style>
    <style:style style:name="P8" style:family="paragraph" style:parent-style-name="Standard">
      <style:text-properties officeooo:rsid="000f62d7" officeooo:paragraph-rsid="000f62d7"/>
    </style:style>
    <style:style style:name="P9" style:family="paragraph" style:parent-style-name="Standard">
      <style:text-properties officeooo:rsid="0010d776" officeooo:paragraph-rsid="0010d776"/>
    </style:style>
    <style:style style:name="P10" style:family="paragraph" style:parent-style-name="Standard">
      <style:text-properties officeooo:rsid="000f38d4" officeooo:paragraph-rsid="000f38d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d776"/>
    </style:style>
    <style:style style:name="T3" style:family="text">
      <style:text-properties officeooo:rsid="001272f2"/>
    </style:style>
    <style:style style:name="T4" style:family="text">
      <style:text-properties officeooo:rsid="001455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Ease API Documentation</text:p>
      <text:p text:style-name="P1"/>
      <text:p text:style-name="P8"><text:span text:style-name="T1">Base URL</text:span> : <text:a xlink:type="simple" xlink:href="https://assignease-backend.onrender.com/" text:style-name="Internet_20_link" text:visited-style-name="Visited_20_Internet_20_Link">https://assignease-backend.onrender.com/</text:a></text:p>
      <text:p text:style-name="P8"/>
      <text:p text:style-name="P5">Authentication</text:p>
      <text:p text:style-name="P1"/>
      <text:p text:style-name="P1"><text:span text:style-name="T1">POST</text:span> /auth/register – User Registration</text:p>
      <text:p text:style-name="P1">{</text:p>
      <text:p text:style-name="P1"><text:s/><text:tab/>"name":"Jaison Dennis",</text:p>
      <text:p text:style-name="P1"><text:s text:c="4"/><text:tab/>"email":"jaisondennis080@gmail.com",</text:p>
      <text:p text:style-name="P1"><text:s text:c="4"/><text:tab/>"password":"jaison77",</text:p>
      <text:p text:style-name="P1"><text:s text:c="4"/><text:tab/>"phone_number":9188500270</text:p>
      <text:p text:style-name="P1">}</text:p>
      <text:p text:style-name="P1"/>
      <text:p text:style-name="P1"><text:span text:style-name="T1">POST</text:span> /auth/login – User Login</text:p>
      <text:p text:style-name="P1">{</text:p>
      <text:p text:style-name="P1"><text:tab/>"email":"jaisondennis080@gmail.com",</text:p>
      <text:p text:style-name="P1"><text:s text:c="4"/><text:tab/>"password":"jaison77",</text:p>
      <text:p text:style-name="P1"><text:tab/>“<text:span text:style-name="T4">web3</text:span>”:&lt;<text:span text:style-name="T4">bool&gt;,</text:span></text:p>
      <text:p text:style-name="P1"><text:tab/>“<text:span text:style-name="T4">wallet_address</text:span>”:”&lt;<text:span text:style-name="T4">your address&gt;</text:span>”</text:p>
      <text:p text:style-name="P1">}</text:p>
      <text:p text:style-name="P1"/>
      <text:p text:style-name="P9"><text:span text:style-name="T1">GET</text:span> /auth/logout – User Logout</text:p>
      <text:p text:style-name="P1"/>
      <text:p text:style-name="P5">Tasks</text:p>
      <text:p text:style-name="P5"/>
      <text:p text:style-name="P1"><text:span text:style-name="T1">GET</text:span> /tasks – Get All Tasks</text:p>
      <text:p text:style-name="P1">Authorization : Bearer &lt;token&gt;</text:p>
      <text:p text:style-name="P1"/>
      <text:p text:style-name="P2"><text:span text:style-name="T1">GET</text:span> /tasks/&lt;<text:span text:style-name="T2">user_id&gt;</text:span> – Get All Tasks <text:span text:style-name="T2">Posted By User</text:span></text:p>
      <text:p text:style-name="P2">Authorization : Bearer &lt;token&gt;</text:p>
      <text:p text:style-name="P2"/>
      <text:p text:style-name="P2"><text:span text:style-name="T1">GET</text:span> /tasks/<text:span text:style-name="T2">assigned</text:span> – Get All Tasks <text:span text:style-name="T2">Assigned To A User</text:span></text:p>
      <text:p text:style-name="P2">Authorization : Bearer &lt;token&gt;</text:p>
      <text:p text:style-name="P2"/>
      <text:p text:style-name="P3"><text:span text:style-name="T1">GET</text:span> /tasks/<text:span text:style-name="T3">bidded</text:span> – Get All Tasks <text:span text:style-name="T3">Bidded</text:span><text:span text:style-name="T2"> </text:span><text:span text:style-name="T3">By</text:span><text:span text:style-name="T2"> A User</text:span></text:p>
      <text:p text:style-name="P3">Authorization : Bearer &lt;token&gt;</text:p>
      <text:p text:style-name="P3"/>
      <text:p text:style-name="P1"><text:span text:style-name="T1">POST</text:span> /tasks – Create a new Task</text:p>
      <text:p text:style-name="P1">Authorization : Bearer &lt;token&gt;</text:p>
      <text:p text:style-name="P1">{</text:p>
      <text:p text:style-name="P1"><text:tab/>"title":"Mini Project",</text:p>
      <text:p text:style-name="P1"><text:s text:c="4"/><text:tab/>"description":"AssignEase",</text:p>
      <text:p text:style-name="P1"><text:tab/>“<text:span text:style-name="T2">category_id”:”&lt;Mongo ID&gt;”,</text:span></text:p>
      <text:p text:style-name="P1"><text:tab/>“<text:span text:style-name="T2">budget</text:span>”:&lt;<text:span text:style-name="T2">amount&gt;</text:span></text:p>
      <text:p text:style-name="P1">}</text:p>
      <text:p text:style-name="P1"/>
      <text:p text:style-name="P1"><text:span text:style-name="T1">PUT</text:span> /tasks/:id – Edit a Task</text:p>
      <text:p text:style-name="P1">Authorization : Bearer &lt;token&gt;</text:p>
      <text:p text:style-name="P1">{</text:p>
      <text:p text:style-name="P1"><text:tab/>"description":"AssignEase Backend"</text:p>
      <text:p text:style-name="P1">}</text:p>
      <text:p text:style-name="P1"><text:soft-page-break/></text:p>
      <text:p text:style-name="P1"/>
      <text:p text:style-name="P1"><text:span text:style-name="T1">DELETE</text:span> /tasks/:id – Delete a Task</text:p>
      <text:p text:style-name="P1">Authorization : Bearer &lt;token&gt;</text:p>
      <text:p text:style-name="P1"/>
      <text:p text:style-name="P1"/>
      <text:p text:style-name="P1"><text:span text:style-name="T1">POST</text:span> /tasks/bid – Bid a Task</text:p>
      <text:p text:style-name="P1">Authorization : Bearer &lt;token&gt;</text:p>
      <text:p text:style-name="P1">{</text:p>
      <text:p text:style-name="P1"><text:tab/>"task_id":"&lt;task_id&gt;",</text:p>
      <text:p text:style-name="P1"><text:tab/>“bid_amount”:200</text:p>
      <text:p text:style-name="P1">}</text:p>
      <text:p text:style-name="P1"/>
      <text:p text:style-name="P1"><text:span text:style-name="T1">POST</text:span> /tasks/assign – Assign a Task to Bidder</text:p>
      <text:p text:style-name="P1">Authorization : Bearer &lt;token&gt;</text:p>
      <text:p text:style-name="P1">{</text:p>
      <text:p text:style-name="P1"><text:tab/>"task_id":"&lt;task_id&gt;",</text:p>
      <text:p text:style-name="P1"><text:tab/>“bidder_id”:”&lt;user_id&gt;”</text:p>
      <text:p text:style-name="P1">}</text:p>
      <text:p text:style-name="P1"/>
      <text:p text:style-name="P1"><text:span text:style-name="T1">POST</text:span> /tasks/complete – Update Task Completed by Bidder</text:p>
      <text:p text:style-name="P1">Authorization : Bearer &lt;token&gt;</text:p>
      <text:p text:style-name="P1">{</text:p>
      <text:p text:style-name="P1"><text:tab/>"task_id":"&lt;task_id&gt;",</text:p>
      <text:p text:style-name="P1">}</text:p>
      <text:p text:style-name="P1"/>
      <text:p text:style-name="P7">Categories</text:p>
      <text:p text:style-name="P6"/>
      <text:p text:style-name="P2"><text:span text:style-name="T1">GET</text:span> /<text:span text:style-name="T2">categories</text:span> – Get All <text:span text:style-name="T2">Categories (Without Tasks)</text:span></text:p>
      <text:p text:style-name="P2">Authorization : Bearer &lt;token&gt;</text:p>
      <text:p text:style-name="P2"/>
      <text:p text:style-name="P2"><text:span text:style-name="T1">GET</text:span> /<text:span text:style-name="T2">categories</text:span>/:<text:span text:style-name="T2">id</text:span> – Get <text:span text:style-name="T2">Category Details Including Tasks</text:span></text:p>
      <text:p text:style-name="P2">Authorization : Bearer &lt;token&gt;</text:p>
      <text:p text:style-name="P2"/>
      <text:p text:style-name="P2"><text:span text:style-name="T1">POST</text:span> /<text:span text:style-name="T2">categories</text:span> – Create a new <text:span text:style-name="T2">Category</text:span></text:p>
      <text:p text:style-name="P2">Authorization : Bearer &lt;token&gt;</text:p>
      <text:p text:style-name="P2">{</text:p>
      <text:p text:style-name="P2"><text:tab/>"<text:span text:style-name="T2">name</text:span>":"Mini Project",</text:p>
      <text:p text:style-name="P2"><text:s text:c="4"/><text:tab/>"description":"AssignEase",</text:p>
      <text:p text:style-name="P2"><text:tab/>“<text:span text:style-name="T2">image”:”&lt;Image URL&gt;”</text:span></text:p>
      <text:p text:style-name="P2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17:38:17.801363856</meta:creation-date>
    <dc:date>2023-06-13T08:52:43.592204357</dc:date>
    <meta:editing-duration>PT27M44S</meta:editing-duration>
    <meta:editing-cycles>6</meta:editing-cycles>
    <meta:generator>LibreOffice/7.5.3.2$Linux_X86_64 LibreOffice_project/50$Build-2</meta:generator>
    <meta:document-statistic meta:table-count="0" meta:image-count="0" meta:object-count="0" meta:page-count="2" meta:paragraph-count="71" meta:word-count="204" meta:character-count="1721" meta:non-whitespace-character-count="1526"/>
  </office:meta>
</office:document-meta>
</file>